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09-14_20-57-3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09-15_01-30-0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09-15_10-23-3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09-15_10-36-51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9" office:value-type="string">
            <text:p>2022-09-15_12-52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09-15_16-53-45_000.jpg</text:p>
          </table:table-cell>
          <table:table-cell table:style-name="ce27" office:value-type="string">
            <text:p>:m RES 1*2 / free# JVEMV6 68#_362:1 / 68. theoretical-physics(tp) / topics=量子力学,w=~,doc=r-7-A1~1.1.7##4-0.4,s=~,i=~,other=calc+:(du*/dx)u</text:p>
          </table:table-cell>
          <table:table-cell table:style-name="ce46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2 / free# JVEMV6 68#_362:1 / 68. theoretical-physics(tp) / topics=量子力学,w=~,doc=r-7-A1~1.1.7##4-0.4,s=~,i=~,other=calc+:(du*/dx)u">
            <text:p>:m RES 1*2 / free# JVEMV6 68#_362:1 / 68. theoretical-physics(tp) / topics=量子力学,w=~,doc=r-7-A1~1.1.7##4-0.4,s=~,i=~,other=calc+:(du*/dx)u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09-15_16-54-02_000.jpg</text:p>
          </table:table-cell>
          <table:table-cell office:value-type="string">
            <text:p>:m RES 2*2 / free# JVEMV6 68#_362:1 / 68. theoretical-physics(tp) / topics=量子力学,w=~,doc=r-7-A1~1.1.7##4-0.4,s=~,i=~,other=memo+:((√(x)-√(x-V0))/(√(x)+√(x-V0)))^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2*2 / free# JVEMV6 68#_362:1 / 68. theoretical-physics(tp) / topics=量子力学,w=~,doc=r-7-A1~1.1.7##4-0.4,s=~,i=~,other=memo+:((√(x)-√(x-V0))/(√(x)+√(x-V0)))^2">
            <text:p>:m RES 2*2 / free# JVEMV6 68#_362:1 / 68. theoretical-physics(tp) / topics=量子力学,w=~,doc=r-7-A1~1.1.7##4-0.4,s=~,i=~,other=memo+:((√(x)-√(x-V0))/(√(x)+√(x-V0)))^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5">
            <text:p>7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0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1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6:Sheet1.C271" table:on-update-keep-styles="true" table:on-update-keep-size="false"/>
        <table:database-range table:name="XXX" table:target-range-address="Sheet1.B266:Sheet1.B266" table:on-update-keep-styles="true" table:on-update-keep-size="false"/>
        <table:database-range table:name="XXX_music" table:target-range-address="Sheet1.B267:Sheet1.B267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6">2022/09/16</text:date>, <text:time>09:3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6T09:32:41.32</dc:date>
    <dc:creator>iwabuchi ken</dc:creator>
    <meta:editing-duration>P49DT2H51M12S</meta:editing-duration>
    <meta:editing-cycles>16034</meta:editing-cycles>
    <meta:document-statistic meta:table-count="2" meta:cell-count="907" meta:object-count="0"/>
    <meta:user-defined meta:name="qrichtext">1</meta:user-defined>
  </office:meta>
</office:document-meta>
</file>